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F200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FFF2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Hyperlink" style:data-style-name="N0">
      <style:table-cell-properties fo:border="thin solid #000000" style:vertical-align="automatic" fo:wrap-option="wrap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middle"/>
      <style:paragraph-properties fo:margin-left="0cm" style:writing-mode="l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middle" fo:wrap-option="wrap"/>
      <style:paragraph-properties fo:margin-left="0cm" style:writing-mode="l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11125cm" style:use-optimal-column-width="true"/>
    </style:style>
    <style:style style:name="co2" style:family="table-column">
      <style:table-column-properties fo:break-before="auto" style:column-width="2.25777777777778cm" style:use-optimal-column-width="true"/>
    </style:style>
    <style:style style:name="co3" style:family="table-column">
      <style:table-column-properties fo:break-before="auto" style:column-width="3.08680555555556cm" style:use-optimal-column-width="true"/>
    </style:style>
    <style:style style:name="co4" style:family="table-column">
      <style:table-column-properties fo:break-before="auto" style:column-width="4.19805555555556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13972222222222cm" style:use-optimal-column-width="true"/>
    </style:style>
    <style:style style:name="co7" style:family="table-column">
      <style:table-column-properties fo:break-before="auto" style:column-width="8.44902777777778cm" style:use-optimal-column-width="true"/>
    </style:style>
    <style:style style:name="co8" style:family="table-column">
      <style:table-column-properties fo:break-before="auto" style:column-width="10.0188888888889cm"/>
    </style:style>
    <style:style style:name="co9" style:family="table-column">
      <style:table-column-properties fo:break-before="auto" style:column-width="4.18041666666667cm" style:use-optimal-column-width="true"/>
    </style:style>
    <style:style style:name="co10" style:family="table-column">
      <style:table-column-properties fo:break-before="auto" style:column-width="2.96333333333333cm" style:use-optimal-column-width="true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42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5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7"/>
        <table:table-column table:style-name="co8" table:default-cell-style-name="ce10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S.NO</text:p>
          </table:table-cell>
          <table:table-cell office:value-type="string" table:style-name="ce2">
            <text:p>Department</text:p>
          </table:table-cell>
          <table:table-cell office:value-type="string" table:style-name="ce2">
            <text:p>Employee Name</text:p>
          </table:table-cell>
          <table:table-cell office:value-type="string" table:style-name="ce2">
            <text:p>E- Mail Id</text:p>
          </table:table-cell>
          <table:table-cell office:value-type="string" table:style-name="ce2">
            <text:p>Contact Number</text:p>
          </table:table-cell>
          <table:table-cell office:value-type="string" table:style-name="ce2">
            <text:p>Verticles</text:p>
          </table:table-cell>
          <table:table-cell office:value-type="string" table:style-name="ce2">
            <text:p>Module</text:p>
          </table:table-cell>
          <table:table-cell office:value-type="string" table:style-name="ce2">
            <text:p>Goal set for November,2019</text:p>
          </table:table-cell>
          <table:table-cell office:value-type="string" table:style-name="ce3">
            <text:p>Goal Achieved for the month of November,2019</text:p>
          </table:table-cell>
          <table:table-cell office:value-type="string" table:style-name="ce2">
            <text:p>Goal set for December,2019</text:p>
          </table:table-cell>
          <table:table-cell table:number-columns-repeated="1637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Uday</text:p>
          </table:table-cell>
          <table:table-cell office:value-type="string" table:style-name="ce6">
            <text:p><text:a xlink:href="mailto:Sivakumar@colive.com">Sivakumar@colive.com</text:a></text:p>
          </table:table-cell>
          <table:table-cell office:value-type="float" office:value="9894636002" table:style-name="ce4">
            <text:p>9894636002</text:p>
          </table:table-cell>
          <table:table-cell office:value-type="string" table:style-name="ce8">
            <text:p>Mobile</text:p>
          </table:table-cell>
          <table:table-cell office:value-type="string" table:style-name="ce7">
            <text:p>1.ICICI Integration(Live)-</text:p>
          </table:table-cell>
          <table:table-cell office:value-type="string" table:style-name="ce10">
            <text:p>1.Customer Due/Reservation/Check In Payment Integration</text:p>
          </table:table-cell>
          <table:table-cell table:style-name="ce4"/>
          <table:table-cell table:style-name="ce5"/>
          <table:table-cell table:number-columns-repeated="16374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Uday</text:p>
          </table:table-cell>
          <table:table-cell office:value-type="string" table:style-name="ce6">
            <text:p><text:a xlink:href="mailto:Sivakumar@colive.com">Sivakumar@colive.com</text:a></text:p>
          </table:table-cell>
          <table:table-cell office:value-type="float" office:value="9894636003" table:style-name="ce4">
            <text:p>9894636003</text:p>
          </table:table-cell>
          <table:table-cell office:value-type="string" table:style-name="ce8">
            <text:p>Mobile</text:p>
          </table:table-cell>
          <table:table-cell office:value-type="string" table:style-name="ce7">
            <text:p>1.ICICI Integration(Live)-</text:p>
          </table:table-cell>
          <table:table-cell office:value-type="string" table:style-name="ce10">
            <text:p>2.Payment gateway Aggregator Page</text:p>
          </table:table-cell>
          <table:table-cell table:style-name="ce4"/>
          <table:table-cell table:style-name="ce5"/>
          <table:table-cell table:number-columns-repeated="16374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Uday</text:p>
          </table:table-cell>
          <table:table-cell table:number-columns-repeated="2" table:style-name="ce4"/>
          <table:table-cell office:value-type="string" table:style-name="ce8">
            <text:p>Mobile</text:p>
          </table:table-cell>
          <table:table-cell office:value-type="string" table:style-name="ce7">
            <text:p>2.Property Average Rating(Live)</text:p>
          </table:table-cell>
          <table:table-cell office:value-type="string" table:style-name="ce10">
            <text:p>2.Property Average Rating(Live)</text:p>
          </table:table-cell>
          <table:table-cell table:style-name="ce4"/>
          <table:table-cell table:style-name="ce5"/>
          <table:table-cell table:number-columns-repeated="16374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Uday</text:p>
          </table:table-cell>
          <table:table-cell table:number-columns-repeated="2" table:style-name="ce1"/>
          <table:table-cell office:value-type="string" table:style-name="ce8">
            <text:p>Mobile</text:p>
          </table:table-cell>
          <table:table-cell office:value-type="string" table:style-name="ce7">
            <text:p>3.Search and Property Tagging(Live)</text:p>
          </table:table-cell>
          <table:table-cell office:value-type="string" table:style-name="ce10">
            <text:p>1.Search Logic changes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Uday</text:p>
          </table:table-cell>
          <table:table-cell table:number-columns-repeated="2" table:style-name="ce1"/>
          <table:table-cell office:value-type="string" table:style-name="ce8">
            <text:p>Mobile</text:p>
          </table:table-cell>
          <table:table-cell office:value-type="string" table:style-name="ce7">
            <text:p>3.Search and Property Tagging(Live)</text:p>
          </table:table-cell>
          <table:table-cell office:value-type="string" table:style-name="ce10">
            <text:p>2.Gold &amp; Platinum tags</text:p>
          </table:table-cell>
          <table:table-cell table:number-columns-repeated="16376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Uday</text:p>
          </table:table-cell>
          <table:table-cell table:number-columns-repeated="2" table:style-name="ce1"/>
          <table:table-cell office:value-type="string" table:style-name="ce8">
            <text:p>Mobile</text:p>
          </table:table-cell>
          <table:table-cell office:value-type="string" table:style-name="ce7">
            <text:p>3.Search and Property Tagging(Live)</text:p>
          </table:table-cell>
          <table:table-cell office:value-type="string" table:style-name="ce10">
            <text:p>3.Almost Full &amp; FastFilling Tags</text:p>
          </table:table-cell>
          <table:table-cell table:number-columns-repeated="16376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Uday</text:p>
          </table:table-cell>
          <table:table-cell table:number-columns-repeated="2" table:style-name="ce1"/>
          <table:table-cell office:value-type="string" table:style-name="ce8">
            <text:p>Mobile</text:p>
          </table:table-cell>
          <table:table-cell office:value-type="string" table:style-name="ce7">
            <text:p>4.Notice Period <text:s/>and cancelation by customer(UAT)</text:p>
          </table:table-cell>
          <table:table-cell office:value-type="string" table:style-name="ce10">
            <text:p>4.Notice Period <text:s/>and cancelation by customer(UAT)</text:p>
          </table:table-cell>
          <table:table-cell table:number-columns-repeated="16376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Ankit</text:p>
          </table:table-cell>
          <table:table-cell table:number-columns-repeated="2" table:style-name="ce1"/>
          <table:table-cell office:value-type="string" table:style-name="ce8">
            <text:p>Mobile</text:p>
          </table:table-cell>
          <table:table-cell office:value-type="string" table:style-name="ce7">
            <text:p>Attendance</text:p>
          </table:table-cell>
          <table:table-cell office:value-type="string" table:style-name="ce10">
            <text:p>2.Sign/Sign Out</text:p>
          </table:table-cell>
          <table:table-cell table:number-columns-repeated="16376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Ankit</text:p>
          </table:table-cell>
          <table:table-cell table:number-columns-repeated="2" table:style-name="ce1"/>
          <table:table-cell office:value-type="string" table:style-name="ce8">
            <text:p>Mobile</text:p>
          </table:table-cell>
          <table:table-cell office:value-type="string" table:style-name="ce7">
            <text:p>Attendance</text:p>
          </table:table-cell>
          <table:table-cell office:value-type="string" table:style-name="ce10">
            <text:p>3.Attendance History</text:p>
          </table:table-cell>
          <table:table-cell table:number-columns-repeated="16376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Ankit</text:p>
          </table:table-cell>
          <table:table-cell table:number-columns-repeated="2" table:style-name="ce1"/>
          <table:table-cell office:value-type="string" table:style-name="ce8">
            <text:p>Mobile</text:p>
          </table:table-cell>
          <table:table-cell office:value-type="string" table:style-name="ce7">
            <text:p>Attendance</text:p>
          </table:table-cell>
          <table:table-cell office:value-type="string" table:style-name="ce10">
            <text:p>4.(GEO Location Tracking)</text:p>
          </table:table-cell>
          <table:table-cell table:number-columns-repeated="16376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Ankit</text:p>
          </table:table-cell>
          <table:table-cell table:number-columns-repeated="2" table:style-name="ce1"/>
          <table:table-cell office:value-type="string" table:style-name="ce8">
            <text:p>Mobile</text:p>
          </table:table-cell>
          <table:table-cell office:value-type="string" table:style-name="ce7">
            <text:p>1.BD Inbox</text:p>
          </table:table-cell>
          <table:table-cell office:value-type="string" table:style-name="ce10">
            <text:p>2.Location Capture</text:p>
          </table:table-cell>
          <table:table-cell table:number-columns-repeated="16376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Ankit</text:p>
          </table:table-cell>
          <table:table-cell table:number-columns-repeated="2" table:style-name="ce1"/>
          <table:table-cell office:value-type="string" table:style-name="ce8">
            <text:p>Mobile</text:p>
          </table:table-cell>
          <table:table-cell office:value-type="string" table:style-name="ce7">
            <text:p>1.BD Inbox</text:p>
          </table:table-cell>
          <table:table-cell office:value-type="string" table:style-name="ce10">
            <text:p>3.Agent &amp; Owner Mapping</text:p>
          </table:table-cell>
          <table:table-cell table:number-columns-repeated="16376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Ankit</text:p>
          </table:table-cell>
          <table:table-cell table:number-columns-repeated="2" table:style-name="ce1"/>
          <table:table-cell office:value-type="string" table:style-name="ce8">
            <text:p>Mobile</text:p>
          </table:table-cell>
          <table:table-cell office:value-type="string" table:style-name="ce7">
            <text:p>1.BD Inbox</text:p>
          </table:table-cell>
          <table:table-cell office:value-type="string" table:style-name="ce10">
            <text:p>4.Area <text:s/>Details</text:p>
          </table:table-cell>
          <table:table-cell table:number-columns-repeated="16376" table:style-name="ce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Manoj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1.ICICI Integration(Live)-</text:p>
          </table:table-cell>
          <table:table-cell office:value-type="string" table:style-name="ce10">
            <text:p>1.Customer Due/Reservation/Check-In Payment Integration<text:s/></text:p>
          </table:table-cell>
          <table:table-cell table:number-columns-repeated="16376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Manoj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1.ICICI Integration(Live)-</text:p>
          </table:table-cell>
          <table:table-cell office:value-type="string" table:style-name="ce10">
            <text:p>2.Payment gateway Aggregator Page</text:p>
          </table:table-cell>
          <table:table-cell table:number-columns-repeated="16376" table:style-name="ce1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Manoj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1.ICICI Integration(Live)-</text:p>
          </table:table-cell>
          <table:table-cell office:value-type="string" table:style-name="ce10">
            <text:p>3.Payment Reconciliation<text:s/></text:p>
          </table:table-cell>
          <table:table-cell table:number-columns-repeated="16376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Manoj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Signzy Integration(WIP)</text:p>
          </table:table-cell>
          <table:table-cell office:value-type="string" table:style-name="ce10">
            <text:p>Test Application on Signzy API</text:p>
          </table:table-cell>
          <table:table-cell table:number-columns-repeated="16376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Manoj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Static Page Routing and Backend Integration</text:p>
          </table:table-cell>
          <table:table-cell table:style-name="ce10"/>
          <table:table-cell table:number-columns-repeated="16376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MAnoj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Zoho</text:p>
          </table:table-cell>
          <table:table-cell office:value-type="string" table:style-name="ce10">
            <text:p><text:s/>GCLID capture in all landing pages and ZOHO</text:p>
          </table:table-cell>
          <table:table-cell table:number-columns-repeated="16376"/>
        </table:table-row>
        <table:table-row table:style-name="ro3">
          <table:table-cell office:value-type="float" office:value="36" table:style-name="ce4">
            <text:p>36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Manoj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1.Website Support and Maintenance</text:p>
          </table:table-cell>
          <table:table-cell office:value-type="string" table:style-name="ce10">
            <text:p>6)Corporate Page - Lead Capture and Design/Content Change</text:p>
          </table:table-cell>
          <table:table-cell table:number-columns-repeated="16376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njith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3.Search and Property Tagging(Live)</text:p>
          </table:table-cell>
          <table:table-cell office:value-type="string" table:style-name="ce10">
            <text:p>1.Search Logic changes</text:p>
          </table:table-cell>
          <table:table-cell table:number-columns-repeated="16376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njith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3.Search and Property Tagging(Live)</text:p>
          </table:table-cell>
          <table:table-cell office:value-type="string" table:style-name="ce10">
            <text:p>2.Gold &amp; Platinum tags</text:p>
          </table:table-cell>
          <table:table-cell table:number-columns-repeated="16376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njith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3.Search and Property Tagging(Live)</text:p>
          </table:table-cell>
          <table:table-cell office:value-type="string" table:style-name="ce10">
            <text:p>3.Almost Full &amp; FastFilling Tags</text:p>
          </table:table-cell>
          <table:table-cell table:number-columns-repeated="16376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Ashwin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Static Page front End Integration</text:p>
          </table:table-cell>
          <table:table-cell office:value-type="string" table:style-name="ce10">
            <text:p>City/Cluster/Location URL Routing &amp; SEO Tagging</text:p>
          </table:table-cell>
          <table:table-cell table:number-columns-repeated="16376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Ashwin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Carrier Page</text:p>
          </table:table-cell>
          <table:table-cell office:value-type="string" table:style-name="ce10">
            <text:p>1.Content , images &amp; UI changes<text:s/></text:p>
          </table:table-cell>
          <table:table-cell table:number-columns-repeated="16376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Ashwin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Reservation Filter</text:p>
          </table:table-cell>
          <table:table-cell office:value-type="string" table:style-name="ce10">
            <text:p>1.Reservation Filter on website (Live) &amp; App (WIP)</text:p>
          </table:table-cell>
          <table:table-cell table:number-columns-repeated="16376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Shipha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Notice Period</text:p>
          </table:table-cell>
          <table:table-cell office:value-type="string" table:style-name="ce10">
            <text:p>1.Cancel raised notice period &amp; clear OS dues (UAT)</text:p>
          </table:table-cell>
          <table:table-cell table:number-columns-repeated="16376"/>
        </table:table-row>
        <table:table-row table:style-name="ro3">
          <table:table-cell office:value-type="float" office:value="27" table:style-name="ce4">
            <text:p>27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Shipha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Notice Period</text:p>
          </table:table-cell>
          <table:table-cell office:value-type="string" table:style-name="ce10">
            <text:p>1.Banner redirection to the respective page based in city location<text:s/></text:p>
          </table:table-cell>
          <table:table-cell table:number-columns-repeated="16376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mbalaji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Studiohype.in</text:p>
          </table:table-cell>
          <table:table-cell office:value-type="string" table:style-name="ce10">
            <text:p>1.Design completed</text:p>
          </table:table-cell>
          <table:table-cell table:number-columns-repeated="16376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mbalaji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1.Website Support and Maintenance</text:p>
          </table:table-cell>
          <table:table-cell office:value-type="string" table:style-name="ce10">
            <text:p>1)Handbook Image Updation</text:p>
          </table:table-cell>
          <table:table-cell table:number-columns-repeated="16376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mbalaji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1.Website Support and Maintenance</text:p>
          </table:table-cell>
          <table:table-cell office:value-type="string" table:style-name="ce10">
            <text:p>2)Landing page content change</text:p>
          </table:table-cell>
          <table:table-cell table:number-columns-repeated="16376"/>
        </table:table-row>
        <table:table-row table:style-name="ro3">
          <table:table-cell office:value-type="float" office:value="31" table:style-name="ce4">
            <text:p>31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mbalaji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1.Website Support and Maintenance</text:p>
          </table:table-cell>
          <table:table-cell office:value-type="string" table:style-name="ce10">
            <text:p>1)Change colour of submit button in landing page(and highlight it) at present same colour as of background colour.</text:p>
          </table:table-cell>
          <table:table-cell table:number-columns-repeated="16376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mbalaji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1.Website Support and Maintenance</text:p>
          </table:table-cell>
          <table:table-cell office:value-type="string" table:style-name="ce10">
            <text:p>2)Remove Zoho chat &amp; GTM Code from landing page.</text:p>
          </table:table-cell>
          <table:table-cell table:number-columns-repeated="16376"/>
        </table:table-row>
        <table:table-row table:style-name="ro4">
          <table:table-cell office:value-type="float" office:value="33" table:style-name="ce4">
            <text:p>33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mbalaji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1.Website Support and Maintenance</text:p>
          </table:table-cell>
          <table:table-cell office:value-type="string" table:style-name="ce10">
            <text:p>3)Website Responsive Check for Different Mobile View (corporate, cowork247, our partner ,community, about us, news, contact us &amp; top banner layout changed for corporate, cowork247.</text:p>
          </table:table-cell>
          <table:table-cell table:number-columns-repeated="16376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mbalaji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1.Website Support and Maintenance</text:p>
          </table:table-cell>
          <table:table-cell office:value-type="string" table:style-name="ce10">
            <text:p>4)SEO Improvements</text:p>
          </table:table-cell>
          <table:table-cell table:number-columns-repeated="16376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mbalaji</text:p>
          </table:table-cell>
          <table:table-cell table:number-columns-repeated="2" table:style-name="ce1"/>
          <table:table-cell office:value-type="string" table:style-name="ce9">
            <text:p>Web</text:p>
          </table:table-cell>
          <table:table-cell office:value-type="string" table:style-name="ce7">
            <text:p>1.Website Support and Maintenance</text:p>
          </table:table-cell>
          <table:table-cell office:value-type="string" table:style-name="ce10">
            <text:p>5)Landing Page Responsive Design</text:p>
          </table:table-cell>
          <table:table-cell table:number-columns-repeated="16376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Ganesh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1.Attendance flow and geo tagging.</text:p>
          </table:table-cell>
          <table:table-cell office:value-type="string" table:style-name="ce10">
            <text:p>1.Live user Tracking</text:p>
          </table:table-cell>
          <table:table-cell table:number-columns-repeated="16376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Ganesh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1.Attendance flow and geo tagging.</text:p>
          </table:table-cell>
          <table:table-cell office:value-type="string" table:style-name="ce10">
            <text:p>3.Notification to mark attendance</text:p>
          </table:table-cell>
          <table:table-cell table:number-columns-repeated="16376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Ganesh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Reports</text:p>
          </table:table-cell>
          <table:table-cell office:value-type="string" table:style-name="ce10">
            <text:p>2.Availability screen changes</text:p>
          </table:table-cell>
          <table:table-cell table:number-columns-repeated="16376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Ganesh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Reports</text:p>
          </table:table-cell>
          <table:table-cell office:value-type="string" table:style-name="ce10">
            <text:p>3.Rate Card Report</text:p>
          </table:table-cell>
          <table:table-cell table:number-columns-repeated="16376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Ganesh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Collection</text:p>
          </table:table-cell>
          <table:table-cell office:value-type="string" table:style-name="ce10">
            <text:p>Outstanding Revenue Tracking and waive off Flow(LIVE)</text:p>
          </table:table-cell>
          <table:table-cell table:number-columns-repeated="16376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Haritha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1.Shona Calling</text:p>
          </table:table-cell>
          <table:table-cell office:value-type="string" table:style-name="ce10">
            <text:p>1.Rent Outstanding reminder</text:p>
          </table:table-cell>
          <table:table-cell table:number-columns-repeated="16376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Haritha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1.Shona Calling</text:p>
          </table:table-cell>
          <table:table-cell office:value-type="string" table:style-name="ce10">
            <text:p>2.Checked in not moved in reminder</text:p>
          </table:table-cell>
          <table:table-cell table:number-columns-repeated="16376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Haritha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1.Shona Calling</text:p>
          </table:table-cell>
          <table:table-cell office:value-type="string" table:style-name="ce10">
            <text:p>3.Reserved not checked in</text:p>
          </table:table-cell>
          <table:table-cell table:number-columns-repeated="16376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Haritha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1.Shona Calling</text:p>
          </table:table-cell>
          <table:table-cell office:value-type="string" table:style-name="ce10">
            <text:p>4.KYC</text:p>
          </table:table-cell>
          <table:table-cell table:number-columns-repeated="16376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Haritha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1.Shona Calling</text:p>
          </table:table-cell>
          <table:table-cell office:value-type="string" table:style-name="ce10">
            <text:p>5.Notice Period Updated.</text:p>
          </table:table-cell>
          <table:table-cell table:number-columns-repeated="16376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Haritha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ServiceTicket</text:p>
          </table:table-cell>
          <table:table-cell office:value-type="string" table:style-name="ce10">
            <text:p>Service ticket Improvements(LIVE)</text:p>
          </table:table-cell>
          <table:table-cell table:number-columns-repeated="16376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Haritha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Shona calling</text:p>
          </table:table-cell>
          <table:table-cell office:value-type="string" table:style-name="ce10">
            <text:p>Scheduler for Shona Calling(UAT)</text:p>
          </table:table-cell>
          <table:table-cell table:number-columns-repeated="16376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njith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1.Website search logic changes</text:p>
          </table:table-cell>
          <table:table-cell office:value-type="string" table:style-name="ce10">
            <text:p>1.Platinum/Gold Tagging</text:p>
          </table:table-cell>
          <table:table-cell table:number-columns-repeated="16376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njith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Reports</text:p>
          </table:table-cell>
          <table:table-cell office:value-type="string" table:style-name="ce10">
            <text:p>1.Colour Change for notice period</text:p>
          </table:table-cell>
          <table:table-cell table:number-columns-repeated="16376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Ranjith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Invoice</text:p>
          </table:table-cell>
          <table:table-cell office:value-type="string" table:style-name="ce10">
            <text:p>Invoice Change and payment Deduction order changes(LIVE)</text:p>
          </table:table-cell>
          <table:table-cell table:number-columns-repeated="16376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Vijay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PG Reconcillation</text:p>
          </table:table-cell>
          <table:table-cell office:value-type="string" table:style-name="ce10">
            <text:p>Delayed Payment Reconciliation for PayU And ICICI(LIVE)</text:p>
          </table:table-cell>
          <table:table-cell table:number-columns-repeated="16376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Vijay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Coupon</text:p>
          </table:table-cell>
          <table:table-cell office:value-type="string" table:style-name="ce10">
            <text:p>Fixed Amount Checkin Coupon (LIVE)</text:p>
          </table:table-cell>
          <table:table-cell table:number-columns-repeated="16376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Chandrasekar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10">
            <text:p>BD inbox(LIVE)</text:p>
          </table:table-cell>
          <table:table-cell office:value-type="string" table:style-name="ce10">
            <text:p>BD inbox <text:s/>Search/view</text:p>
          </table:table-cell>
          <table:table-cell table:number-columns-repeated="16376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Chandrasekar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10">
            <text:p>BD inbox(LIVE)</text:p>
          </table:table-cell>
          <table:table-cell office:value-type="string" table:style-name="ce10">
            <text:p>BD inbox <text:s/>Edit</text:p>
          </table:table-cell>
          <table:table-cell table:number-columns-repeated="16376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Chandrasekar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10">
            <text:p>BD inbox(LIVE)</text:p>
          </table:table-cell>
          <table:table-cell office:value-type="string" table:style-name="ce10">
            <text:p>BDInbox APP API</text:p>
          </table:table-cell>
          <table:table-cell table:number-columns-repeated="16376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Manikandan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Collection</text:p>
          </table:table-cell>
          <table:table-cell office:value-type="string" table:style-name="ce10">
            <text:p>Oct Arrear Exclusion Flow(LIVE)</text:p>
          </table:table-cell>
          <table:table-cell table:number-columns-repeated="16376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Manikandan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ServiceTicket</text:p>
          </table:table-cell>
          <table:table-cell office:value-type="string" table:style-name="ce10">
            <text:p>Priority Tat Mapping (LIVE)</text:p>
          </table:table-cell>
          <table:table-cell table:number-columns-repeated="16376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string" table:style-name="ce4">
            <text:p>Tech</text:p>
          </table:table-cell>
          <table:table-cell office:value-type="string" table:style-name="ce1">
            <text:p>Manikandan</text:p>
          </table:table-cell>
          <table:table-cell table:number-columns-repeated="2" table:style-name="ce1"/>
          <table:table-cell office:value-type="string" table:style-name="ce9">
            <text:p>Cbox</text:p>
          </table:table-cell>
          <table:table-cell office:value-type="string" table:style-name="ce7">
            <text:p>1.Attendance flow and geo tagging.</text:p>
          </table:table-cell>
          <table:table-cell office:value-type="string" table:style-name="ce10">
            <text:p>2.Department wise hour configuration</text:p>
          </table:table-cell>
          <table:table-cell table:number-columns-repeated="16376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string" table:style-name="ce4">
            <text:p>Tech<text:s/></text:p>
          </table:table-cell>
          <table:table-cell office:value-type="string" table:style-name="ce1">
            <text:p>Vickram</text:p>
          </table:table-cell>
          <table:table-cell table:number-columns-repeated="2" table:style-name="ce1"/>
          <table:table-cell office:value-type="string" table:style-name="ce9">
            <text:p>Angular Migration</text:p>
          </table:table-cell>
          <table:table-cell office:value-type="string" table:style-name="ce7">
            <text:p>Home Page</text:p>
          </table:table-cell>
          <table:table-cell table:style-name="ce10"/>
          <table:table-cell table:number-columns-repeated="16376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string" table:style-name="ce4">
            <text:p>Tech<text:s/></text:p>
          </table:table-cell>
          <table:table-cell office:value-type="string" table:style-name="ce1">
            <text:p>Vickram</text:p>
          </table:table-cell>
          <table:table-cell table:number-columns-repeated="2" table:style-name="ce1"/>
          <table:table-cell office:value-type="string" table:style-name="ce9">
            <text:p>Angular Migration</text:p>
          </table:table-cell>
          <table:table-cell office:value-type="string" table:style-name="ce7">
            <text:p>Search</text:p>
          </table:table-cell>
          <table:table-cell table:style-name="ce10"/>
          <table:table-cell table:number-columns-repeated="16376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string" table:style-name="ce4">
            <text:p>Tech<text:s/></text:p>
          </table:table-cell>
          <table:table-cell office:value-type="string" table:style-name="ce1">
            <text:p>Vickram</text:p>
          </table:table-cell>
          <table:table-cell table:number-columns-repeated="2" table:style-name="ce1"/>
          <table:table-cell office:value-type="string" table:style-name="ce9">
            <text:p>Angular Migration</text:p>
          </table:table-cell>
          <table:table-cell office:value-type="string" table:style-name="ce7">
            <text:p>Property Page</text:p>
          </table:table-cell>
          <table:table-cell table:style-name="ce10"/>
          <table:table-cell table:number-columns-repeated="16376"/>
        </table:table-row>
        <table:table-row table:number-rows-repeated="104851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min</meta:initial-creator>
    <dc:creator>Admin</dc:creator>
    <meta:creation-date>2017-10-20T23:41:04Z</meta:creation-date>
    <dc:date>2019-12-11T10:31:41Z</dc:date>
    <meta:editing-cycles>1</meta:editing-cycles>
    <meta:editing-duration>PT1418S</meta:editing-duration>
  </office:meta>
</office:document-meta>
</file>